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utMessageAvailable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utMessageAvailableException.NoOutMessageAvailableException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